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2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in" style:use-optimal-row-height="false"/>
    </style:style>
    <style:style style:name="TableCell34" style:family="table-cell">
      <style:table-cell-properties fo:border="none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TableRow46" style:family="table-row">
      <style:table-row-properties style:row-height="0.55in" style:use-optimal-row-height="false"/>
    </style:style>
    <style:style style:name="TableCell47" style:family="table-cell">
      <style:table-cell-properties fo:border="none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TableRow52" style:family="table-row">
      <style:table-row-properties style:row-height="0.5534in" style:use-optimal-row-height="false"/>
    </style:style>
    <style:style style:name="TableCell53" style:family="table-cell">
      <style:table-cell-properties fo:border="none" fo:padding-top="0.0381in" fo:padding-left="0.0381in" fo:padding-bottom="0.0381in" fo:padding-right="0.0381in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7" style:parent-style-name="TableContents" style:family="paragraph">
      <style:paragraph-properties fo:margin-left="0.4368in">
        <style:tab-stops/>
      </style:paragraph-properties>
    </style:style>
    <style:style style:name="TableRow58" style:family="table-row">
      <style:table-row-properties style:row-height="0.55in" style:use-optimal-row-height="false"/>
    </style:style>
    <style:style style:name="TableCell59" style:family="table-cell">
      <style:table-cell-properties fo:border="none" fo:padding-top="0.0381in" fo:padding-left="0.0381in" fo:padding-bottom="0.0381in" fo:padding-right="0.0381in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3" style:parent-style-name="TableContents" style:family="paragraph">
      <style:paragraph-properties fo:margin-left="0.4368in">
        <style:tab-stops/>
      </style:paragraph-properties>
    </style:style>
    <style:style style:name="TableRow64" style:family="table-row">
      <style:table-row-properties style:row-height="0.5541in" style:use-optimal-row-height="false"/>
    </style:style>
    <style:style style:name="TableCell65" style:family="table-cell">
      <style:table-cell-properties fo:border="none" fo:padding-top="0.0381in" fo:padding-left="0.0381in" fo:padding-bottom="0.0381in" fo:padding-right="0.0381in"/>
    </style:style>
    <style:style style:name="P6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9" style:parent-style-name="TableContents" style:family="paragraph">
      <style:paragraph-properties fo:margin-left="0.4368in">
        <style:tab-stops/>
      </style:paragraph-properties>
    </style:style>
    <style:style style:name="TableRow70" style:family="table-row">
      <style:table-row-properties style:row-height="0.5493in" style:use-optimal-row-height="false"/>
    </style:style>
    <style:style style:name="TableCell71" style:family="table-cell">
      <style:table-cell-properties fo:border="none" fo:padding-top="0.0381in" fo:padding-left="0.0381in" fo:padding-bottom="0.0381in" fo:padding-right="0.0381in"/>
    </style:style>
    <style:style style:name="P7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3" style:parent-style-name="Standard" style:family="paragraph">
      <style:paragraph-properties fo:text-align="end" fo:margin-left="0.4368in">
        <style:tab-stops/>
      </style:paragraph-properties>
    </style:style>
    <style:style style:name="T74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7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6" style:parent-style-name="TableContents" style:family="paragraph">
      <style:paragraph-properties fo:margin-left="0.4368in">
        <style:tab-stops/>
      </style:paragraph-properties>
    </style:style>
    <style:style style:name="TableRow77" style:family="table-row">
      <style:table-row-properties style:row-height="0.6208in" style:use-optimal-row-height="false"/>
    </style:style>
    <style:style style:name="TableCell78" style:family="table-cell">
      <style:table-cell-properties fo:border="none" fo:padding-top="0.0381in" fo:padding-left="0.0381in" fo:padding-bottom="0.0381in" fo:padding-right="0.0381in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0" style:parent-style-name="Standard" style:family="paragraph">
      <style:paragraph-properties fo:text-align="end" fo:margin-left="0.4368in">
        <style:tab-stops/>
      </style:paragraph-properties>
    </style:style>
    <style:style style:name="T8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TableRow84" style:family="table-row">
      <style:table-row-properties style:row-height="0.5in" style:use-optimal-row-height="false"/>
    </style:style>
    <style:style style:name="TableCell85" style:family="table-cell">
      <style:table-cell-properties fo:border="none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</style:style>
    <style:style style:name="TableCell8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8" style:parent-style-name="TableContents" style:family="paragraph">
      <style:paragraph-properties fo:margin-left="0.4368in">
        <style:tab-stops/>
      </style:paragraph-properties>
    </style:style>
    <style:style style:name="P89" style:parent-style-name="Standard" style:family="paragraph">
      <style:text-properties style:font-name="Calibri" fo:color="#000000" fo:font-size="26pt" style:font-size-asian="26pt"/>
    </style:style>
    <style:style style:name="P90" style:parent-style-name="Standard" style:family="paragraph">
      <style:text-properties style:font-name="Calibri" fo:color="#000000" fo:font-size="26pt" style:font-size-asian="26pt"/>
    </style:style>
    <style:style style:name="P91" style:parent-style-name="Standard" style:family="paragraph">
      <style:text-properties style:font-name="Calibri" fo:color="#000000" fo:font-size="26pt" style:font-size-asian="26pt"/>
    </style:style>
    <style:style style:name="P92" style:parent-style-name="Standard" style:family="paragraph">
      <style:text-properties style:font-name="Calibri" fo:color="#000000" fo:font-size="26pt" style:font-size-asian="26pt"/>
    </style:style>
    <style:style style:name="P93" style:parent-style-name="Standard" style:family="paragraph">
      <style:text-properties style:font-name="Calibri" fo:color="#000000" fo:font-size="26pt" style:font-size-asian="26pt"/>
    </style:style>
    <style:style style:name="P94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95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96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97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98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99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00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01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02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03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04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background-color="#FFFF00" fo:language="es" fo:country="MX" style:language-asian="es" style:country-asian="MX" style:language-complex="ar" style:country-complex="SA"/>
    </style:style>
    <style:style style:name="T105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06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07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08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09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10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11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12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13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14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15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16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17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18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19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20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21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22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23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24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25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26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27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28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29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background-color="#FFFF00" fo:language="es" fo:country="MX" style:language-asian="es" style:country-asian="MX" style:language-complex="ar" style:country-complex="SA"/>
    </style:style>
    <style:style style:name="P130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31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32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33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34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35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36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37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38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39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40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41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42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43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44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45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46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47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48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background-color="#FFFF00" fo:language="es" fo:country="MX" style:language-asian="es" style:country-asian="MX" style:language-complex="ar" style:country-complex="SA"/>
    </style:style>
    <style:style style:name="T149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background-color="#FFFF00" fo:language="es" fo:country="MX" style:language-asian="es" style:country-asian="MX" style:language-complex="ar" style:country-complex="SA"/>
    </style:style>
    <style:style style:name="P150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51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52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53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54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55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56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57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58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59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60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61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62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63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64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65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66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67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68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69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70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background-color="#FFFF00" fo:language="es" fo:country="MX" style:language-asian="es" style:country-asian="MX" style:language-complex="ar" style:country-complex="SA"/>
    </style:style>
    <style:style style:name="P171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72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73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74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75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76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77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78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79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80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81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82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83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84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85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86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87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88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89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90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91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92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93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94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95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96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97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98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99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200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201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202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203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204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205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206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207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208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209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210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211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212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213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214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215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216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217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218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219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220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221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text:span text:style-name="T29"><draw:connector draw:type="line" svg:x1="-0.12677in" svg:y1="0.23661in" svg:x2="7.27531in" svg:y2="0.23661in" draw:z-index="251658240" draw:id="id0" draw:style-name="a1" draw:name="Conector recto 114" text:anchor-type="paragraph"><svg:title/><svg:desc/></draw:connector></text:span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P38"/>
            <text:p text:style-name="TableContents">Rodriguez Espino Claudia ING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P45"/>
            <text:p text:style-name="TableContents">Fundamentos de Programación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/>
            <text:p text:style-name="TableContents">1102</text:p>
          </table:table-cell>
        </table:table-row>
        <table:table-row table:style-name="TableRow52">
          <table:table-cell table:style-name="TableCell53">
            <text:p text:style-name="P54"/>
            <text:p text:style-name="P55">No de Práctica(s):</text:p>
          </table:table-cell>
          <table:table-cell table:style-name="TableCell56">
            <text:p text:style-name="P57"/>
            <text:p text:style-name="TableContents">Práctica 5</text:p>
          </table:table-cell>
        </table:table-row>
        <table:table-row table:style-name="TableRow58">
          <table:table-cell table:style-name="TableCell59">
            <text:p text:style-name="P60"/>
            <text:p text:style-name="P61">Integrante(s):</text:p>
          </table:table-cell>
          <table:table-cell table:style-name="TableCell62">
            <text:p text:style-name="P63"/>
            <text:p text:style-name="TableContents">Reye4s Alonso Katherine</text:p>
          </table:table-cell>
        </table:table-row>
        <table:table-row table:style-name="TableRow64">
          <table:table-cell table:style-name="TableCell65">
            <text:p text:style-name="P66"/>
            <text:p text:style-name="P67">Semestre:</text:p>
          </table:table-cell>
          <table:table-cell table:style-name="TableCell68">
            <text:p text:style-name="P69"/>
            <text:p text:style-name="TableContents"/>
            <text:p text:style-name="TableContents">1</text:p>
          </table:table-cell>
        </table:table-row>
        <table:table-row table:style-name="TableRow70">
          <table:table-cell table:style-name="TableCell71">
            <text:p text:style-name="P72"/>
            <text:p text:style-name="P73"><text:span text:style-name="T74">Fecha de entrega:</text:span></text:p>
          </table:table-cell>
          <table:table-cell table:style-name="TableCell75">
            <text:p text:style-name="P76"/>
            <text:p text:style-name="TableContents">18/09/2017</text:p>
          </table:table-cell>
        </table:table-row>
        <table:table-row table:style-name="TableRow77">
          <table:table-cell table:style-name="TableCell78">
            <text:p text:style-name="P79"/>
            <text:p text:style-name="P80"><text:span text:style-name="T81">Observaciones:</text:span></text:p>
          </table:table-cell>
          <table:table-cell table:style-name="TableCell82">
            <text:p text:style-name="P83"/>
            <text:p text:style-name="TableContents"/>
            <text:p text:style-name="TableContents">Se realizó la práctica no. 5 “Pseudocódigo”</text:p>
          </table:table-cell>
        </table:table-row>
        <table:table-row table:style-name="TableRow84"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</table:table>
      <text:p text:style-name="Standard"/>
      <text:p text:style-name="Standard"/>
      <text:p text:style-name="P89"><text:tab/><text:tab/><text:tab/><text:tab/><text:tab/>CALIFICACIÓN: __________</text:p>
      <text:p text:style-name="P90"/>
      <text:p text:style-name="P91"/>
      <text:p text:style-name="P92">“REPORTE DE LA PRACTICA 5”</text:p>
      <text:p text:style-name="P93">Guía práctica de estudio 05:<text:s/>Pseudocódigo</text:p>
      <text:p text:style-name="P94">Objetivo:</text:p>
      <text:p text:style-name="P95">Elaborar pseudocódigos que representen soluciones algorítmicas empleando la sintaxis y<text:s/>semántica adecuadas.</text:p>
      <text:p text:style-name="P96">Actividades:</text:p>
      <text:p text:style-name="P97">-Se<text:s/>dio lectura a la práctica no. 5<text:s/>y se explicó cada uno de los puntos.</text:p>
      <text:p text:style-name="P98">-Se explicó<text:s/>más a detalle las reglas generales del pseudocódigo.</text:p>
      <text:p text:style-name="P99">-Se explicaron diferentes ejemplos del pseudocódigo.</text:p>
      <text:p text:style-name="P100">-Se dejó de tarea agregar a la práctica los pseudocódigos de los programas de la formula General y ecuaciones vistos en clase.</text:p>
      <text:p text:style-name="P101"><text:s/>-Se tienen que agregar el pseudocódigo de los programas de la suma y triángulos.</text:p>
      <text:p text:style-name="P102">Ejercicios:</text:p>
      <text:p text:style-name="Standard"><text:span text:style-name="T103">1.-<text:s/></text:span><text:span text:style-name="T104">Formula General de la ecuación cuadrática</text:span><text:span text:style-name="T105">.</text:span></text:p>
      <text:p text:style-name="P106">INICIO</text:p>
      <text:p text:style-name="P107"><text:s text:c="12"/>a,b,c,X1,X2:REAL</text:p>
      <text:p text:style-name="P108"><text:s text:c="12"/>ESCRIBIR: “Ingresa un valor de a”</text:p>
      <text:p text:style-name="P109"><text:s text:c="12"/>LEER: a</text:p>
      <text:p text:style-name="P110"><text:s text:c="12"/>SI (a=0) ENTONCES</text:p>
      <text:p text:style-name="P111"><text:s text:c="12"/><text:s text:c="5"/>ESCRIBIR: “Ingresa un valor de b”</text:p>
      <text:p text:style-name="P112"><text:s text:c="12"/><text:s text:c="5"/>LEER: b</text:p>
      <text:p text:style-name="P113"><text:s text:c="12"/><text:s text:c="5"/>ESCRIBIR: “Ingresa un valor de c”</text:p>
      <text:p text:style-name="P114"><text:s text:c="12"/><text:s text:c="5"/>LEER: c</text:p>
      <text:p text:style-name="P115"><text:s text:c="12"/>FIN SI</text:p>
      <text:p text:style-name="P116"><text:s text:c="12"/>RESOLVER d= (b²-4ac)</text:p>
      <text:p text:style-name="P117"><text:s text:c="12"/>SI d&lt;0 ENTONCES</text:p>
      <text:p text:style-name="P118"><text:s text:c="12"/><text:s text:c="6"/>RESOLVER Z=<text:s/>√d*(-1)</text:p>
      <text:p text:style-name="P119"><text:s text:c="10"/><text:s text:c="2"/><text:s text:c="2"/><text:s text:c="4"/>RESOLVER r=(-b/2a)<text:s/></text:p>
      <text:p text:style-name="P120"><text:s text:c="18"/>RESOLVER n=Z/2ª</text:p>
      <text:p text:style-name="P121"><text:s text:c="18"/>ESCRIBIR X1=r+ni; X2=r-ni</text:p>
      <text:p text:style-name="P122"><text:s text:c="12"/>FIN SI</text:p>
      <text:p text:style-name="P123"><text:s text:c="12"/>DE LO CONTRARIO</text:p>
      <text:p text:style-name="P124"><text:s text:c="12"/>RESOLVER X1=(–b+<text:s/>√d/2a) ; X2=(-b-<text:s/>√d/2a)</text:p>
      <text:p text:style-name="P125"><text:s text:c="12"/>ESCRIBIR X1 ; X2</text:p>
      <text:p text:style-name="P126"><text:s text:c="12"/>FIN DE LO CONTRARIO</text:p>
      <text:p text:style-name="P127">FIN</text:p>
      <text:p text:style-name="Standard"><text:span text:style-name="T128">2</text:span><text:span text:style-name="T129">. Ecuaciones</text:span></text:p>
      <text:p text:style-name="P130">INICIO</text:p>
      <text:p text:style-name="P131"><text:s text:c="12"/>x,y :ENTERO</text:p>
      <text:p text:style-name="P132"><text:s text:c="12"/>ESCRIBIR: “Pedir valor de y”</text:p>
      <text:p text:style-name="P133"><text:s text:c="12"/>LEER: y</text:p>
      <text:p text:style-name="P134"><text:s text:c="12"/>SI (x&lt;2) ENTONCES</text:p>
      <text:p text:style-name="P135"><text:s text:c="20"/>x=y²+4y-25</text:p>
      <text:p text:style-name="P136"><text:s text:c="20"/>ESCRIBIR: “El valor de la ecuación es: x”</text:p>
      <text:p text:style-name="P137"><text:s text:c="12"/>FIN SI</text:p>
      <text:p text:style-name="P138"><text:s text:c="12"/>DE LO CONTRARIO</text:p>
      <text:p text:style-name="P139"><text:s text:c="12"/>SI y&gt;2 ENTONCES</text:p>
      <text:p text:style-name="P140"><text:s text:c="19"/>x= 4y²-3y+0</text:p>
      <text:p text:style-name="P141"><text:s text:c="19"/>ESCRIBIR: “El valor de la ecuación es: x”</text:p>
      <text:p text:style-name="P142"><text:s text:c="12"/>FIN SI</text:p>
      <text:p text:style-name="P143"><text:s text:c="12"/>DE LO CONTRARIO</text:p>
      <text:p text:style-name="P144"><text:s text:c="12"/>ESCRIBIR: “No hay solución”</text:p>
      <text:p text:style-name="P145"><text:s text:c="12"/>FIN DE LO CONTRARIO</text:p>
      <text:p text:style-name="P146"><text:s/>FIN</text:p>
      <text:p text:style-name="Standard"><text:span text:style-name="T147">3</text:span><text:span text:style-name="T148">.</text:span><text:span text:style-name="T149">Suma de dos primeros números es igual al tercero</text:span></text:p>
      <text:p text:style-name="P150"><text:s/>INICIO</text:p>
      <text:p text:style-name="P151"><text:s text:c="15"/>a,b,c :ENTERO</text:p>
      <text:p text:style-name="P152"><text:s text:c="15"/>ESCRIBIR: “Dame un valor para a”</text:p>
      <text:p text:style-name="P153"><text:s text:c="15"/>LEER: a</text:p>
      <text:p text:style-name="P154"><text:s text:c="15"/>ESCRIBIR: “Dame un valor para b”</text:p>
      <text:p text:style-name="P155"><text:s text:c="15"/>LEER: b</text:p>
      <text:p text:style-name="P156"><text:s text:c="15"/>ESCRIBIR: “Dame un valor para c”</text:p>
      <text:p text:style-name="P157"><text:s text:c="15"/>RESOLVER d= a+b</text:p>
      <text:p text:style-name="P158"><text:s text:c="15"/>SI d=c ENTONCES</text:p>
      <text:p text:style-name="P159"><text:s text:c="28"/>ESCRIBIR: “La suma es igual a c”</text:p>
      <text:p text:style-name="P160"><text:s text:c="15"/>FIN SI</text:p>
      <text:p text:style-name="P161"><text:s text:c="15"/>SI d≠c ENTONCES</text:p>
      <text:p text:style-name="P162"><text:s text:c="28"/>ESCRIBIR: “La suma es distinta de c”</text:p>
      <text:p text:style-name="P163"><text:s text:c="16"/>FIN SI</text:p>
      <text:p text:style-name="P164"><text:s/>FIN</text:p>
      <text:p text:style-name="P165"/>
      <text:p text:style-name="P166"/>
      <text:p text:style-name="P167"/>
      <text:p text:style-name="P168"/>
      <text:p text:style-name="Standard"><text:span text:style-name="T169">4.<text:s/></text:span><text:span text:style-name="T170">Tipo de triángulo</text:span></text:p>
      <text:p text:style-name="P171">INICIO</text:p>
      <text:p text:style-name="P172"><text:s text:c="12"/>a,b,c :ENTERO</text:p>
      <text:p text:style-name="P173"><text:s text:c="12"/>ESCRIBIR: “Dame un valor para a”</text:p>
      <text:p text:style-name="P174"><text:s text:c="12"/>LEER: a</text:p>
      <text:p text:style-name="P175"><text:s text:c="12"/>ESCRIBIR: “Dame un valor para b”</text:p>
      <text:p text:style-name="P176"><text:s text:c="12"/>LEER: b</text:p>
      <text:p text:style-name="P177"><text:s text:c="12"/>ESCRIBIR: “Dame un valor para c”</text:p>
      <text:p text:style-name="P178"><text:s text:c="12"/>LEER: c</text:p>
      <text:p text:style-name="P179"><text:s text:c="12"/>SI a=b=c ENTONCES<text:s/></text:p>
      <text:p text:style-name="P180"><text:s text:c="29"/>ESCRIBIR: “Triángulo equilátero”</text:p>
      <text:p text:style-name="P181"><text:s text:c="12"/>FIN SI</text:p>
      <text:p text:style-name="P182"><text:s text:c="12"/>SI a≠b≠c ENTONCES<text:s/></text:p>
      <text:p text:style-name="P183"><text:s text:c="29"/>ESCRIBIR: “Triángulo escaleno”</text:p>
      <text:p text:style-name="P184"><text:s text:c="12"/>FIN SI</text:p>
      <text:p text:style-name="P185"><text:s text:c="12"/>SI a=b y<text:s/>b≠c,a ;a=c y b≠a,b ; b=c y a≠b,c</text:p>
      <text:p text:style-name="P186"><text:s text:c="28"/>ESCRIBIR: “Triángulo Isósceles”</text:p>
      <text:p text:style-name="P187"><text:s text:c="12"/>FIN SI</text:p>
      <text:p text:style-name="P188"><text:s/>FIN</text:p>
      <text:p text:style-name="P189"/>
      <text:p text:style-name="P190">-Conclusiones:</text:p>
      <text:p text:style-name="P191">Con el desarrollo de esta práctica podemos concluir que el pseudocódigo es una representación algorítmica elemental<text:s/>este muestra en forma de texto los pasos</text:p>
      <text:p text:style-name="P192">a seguir para solucionar un problema. El pseudocódigo posee una sintaxis<text:s/>propia para poder realizar la representación del algoritmo (solución de un<text:s/>problema).</text:p>
      <text:p text:style-name="P193">El pseudocódigo<text:s/>tiene diversas reglas semánticas y sintácticas<text:s/>y estas son:<text:s/></text:p>
      <text:p text:style-name="Standard"><text:span text:style-name="T194">Todo pseudocódigo está limit</text:span><text:span text:style-name="T195">ado por las etiquetas de INICIO y FIN y d</text:span><text:span text:style-name="T196">entro de estas etiquetas se deben escribir todas</text:span><text:span text:style-name="T197"><text:s/>las instrucciones del programa,</text:span><text:s/><text:span text:style-name="T198">t</text:span><text:span text:style-name="T199">odas las pa</text:span><text:span text:style-name="T200">labras propias del pseudocódigo<text:s/></text:span><text:span text:style-name="T201">deben de ser escritas en mayúsculas</text:span><text:span text:style-name="T202">,<text:s/></text:span><text:span text:style-name="T203">debe tener di</text:span><text:span text:style-name="T204">versas alineaciones para que el<text:s/></text:span><text:span text:style-name="T205">código sea más fácil de entender y depurar</text:span><text:span text:style-name="T206">, p</text:span><text:span text:style-name="T207">ara indicar lectura de dat</text:span><text:span text:style-name="T208">os se utiliza la etiqueta LEER y p</text:span><text:span text:style-name="T209">ara indicar</text:span></text:p>
      <text:p text:style-name="Standard"><text:span text:style-name="T210">escritura de datos<text:s/></text:span><text:span text:style-name="T211">se utiliza la etiqueta ESCRIBIR,</text:span><text:s/><text:span text:style-name="T212">la declaración de variabl</text:span><text:span text:style-name="T213">es la definen un identificador<text:s/></text:span><text:span text:style-name="T214">(nombre), seguido de dos puntos, seguido del tipo de dat</text:span><text:span text:style-name="T215">o(Hay diferentes tipos de datos que son CADENA, ENTERO, REAL, BOOLEDO Y CARÁCTER.), s</text:span><text:span text:style-name="T216">e tiene la posibilidad de utilizar operadores aritméticos y</text:span></text:p>
      <text:p text:style-name="P217">lógicos, para nombrar variables y nombres de funciones se debe hacer uso</text:p>
      <text:p text:style-name="P218">de la notación de camello.</text:p>
      <text:p text:style-name="P219">También vamos a tener estructuras de control de flujo<text:s/>permiten la ejecución condicional y la repetición de un<text:s/>conjunto de instrucciones<text:s/>y de estas existen 3 estructuras de control: secuencial, condicional y repetitivas o iterativas.</text:p>
      <text:p text:style-name="P220">Así mismo<text:s/>dentro del pseudocódigo se van a tener funciones y estas se aplican solo<text:s/>cuando la solución de un problema sea muy<text:s/><text:s/>compleja<text:s/>y<text:s/>se suele ocupar el diseño descendente(divide y vencerás).<text:bookmark-start text:name="_GoBack"/><text:bookmark-end text:name="_GoBack"/></text:p>
      <text:p text:style-name="P2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Katherine Reyes Alonso</dc:creator>
    <meta:creation-date>2017-02-02T00:09:00Z</meta:creation-date>
    <dc:date>2017-09-19T02:50:00Z</dc:date>
    <meta:template xlink:href="Normal" xlink:type="simple"/>
    <meta:editing-cycles>1</meta:editing-cycles>
    <meta:editing-duration>PT9000S</meta:editing-duration>
    <meta:document-statistic meta:page-count="1" meta:paragraph-count="10" meta:word-count="788" meta:character-count="5113" meta:row-count="36" meta:non-whitespace-character-count="4335"/>
  </office:meta>
</office:document-meta>
</file>